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0-14" calcext:value-type="date">
            <text:p>14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8 - mens. 10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32 - mens. 1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2-10" calcext:value-type="date">
            <text:p>10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46 - mens. 1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7]-[.F7]" office:value-type="float" office:value="1150" calcext:value-type="float">
            <text:p>1.15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7])" office:value-type="float" office:value="1150" calcext:value-type="float">
            <text:p>1.15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19.371417112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19.3751947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1-05T15:58:42.419091289</dc:date>
    <dc:language>pt-PT</dc:language>
    <meta:editing-cycles>660</meta:editing-cycles>
    <meta:editing-duration>P1DT5H3M33S</meta:editing-duration>
    <meta:print-date>2020-06-16T10:17:24.261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